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47A100004948CF307591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1.27cm"/>
    </style:style>
    <style:style style:name="Tabla1.A1" style:family="table-cell">
      <style:table-cell-properties style:vertical-align="middle" fo:padding="0.097cm" fo:border="0.05pt solid #000000"/>
    </style:style>
    <style:style style:name="Tabla1.2" style:family="table-row">
      <style:table-row-properties style:min-row-height="1.429cm"/>
    </style:style>
    <style:style style:name="Tabla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2.752cm"/>
    </style:style>
    <style:style style:name="Tabla1.4" style:family="table-row">
      <style:table-row-properties style:min-row-height="1.517cm"/>
    </style:style>
    <style:style style:name="Tabla1.5" style:family="table-row">
      <style:table-row-properties style:min-row-height="6.456cm"/>
    </style:style>
    <style:style style:name="Tabla1.A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6" style:family="table-row">
      <style:table-row-properties style:min-row-height="2.685cm"/>
    </style:style>
    <style:style style:name="Tabla1.7" style:family="table-row">
      <style:table-row-properties style:min-row-height="2.884cm"/>
    </style:style>
    <style:style style:name="P1" style:family="paragraph" style:parent-style-name="Table_20_Contents">
      <style:text-properties style:font-name="Arial" fo:font-size="11pt" style:font-size-asian="11pt" style:font-size-complex="11pt"/>
    </style:style>
    <style:style style:name="P2" style:family="paragraph" style:parent-style-name="Table_20_Contents">
      <style:text-properties fo:font-size="11pt" officeooo:paragraph-rsid="0037ba50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1" fo:font-size="11pt" fo:font-style="normal" fo:text-shadow="none" style:text-underline-style="none" fo:font-weight="bold" officeooo:paragraph-rsid="0027b637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text-properties style:text-outline="false" style:text-line-through-style="none" style:text-line-through-type="none" style:font-name="Arial1" fo:font-size="11pt" fo:font-style="normal" fo:text-shadow="none" style:text-underline-style="none" fo:font-weight="bold" officeooo:paragraph-rsid="0038acec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text-properties style:text-outline="false" style:text-line-through-style="none" style:text-line-through-typ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text-properties style:text-outline="false" style:text-line-through-style="none" style:text-line-through-type="none" style:font-name="Arial1" fo:font-size="11pt" fo:font-style="normal" fo:text-shadow="none" style:text-underline-style="none" fo:font-weight="normal" officeooo:paragraph-rsid="0037ba50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outline="false" style:text-line-through-style="none" style:text-line-through-type="none" style:font-name="Arial1" fo:font-size="11pt" fo:font-style="normal" fo:text-shadow="none" style:text-underline-style="none" fo:font-weight="normal" officeooo:paragraph-rsid="0038acec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text-outline="false" style:text-line-through-style="none" style:text-line-through-typ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text-outline="false" style:text-line-through-style="none" style:text-line-through-type="none" style:font-name="Arial1" fo:font-size="10pt" fo:font-style="normal" fo:text-shadow="none" style:text-underline-style="none" fo:font-weight="bold" officeooo:paragraph-rsid="003608e2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line-height="200%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text-properties style:text-outline="false" style:text-line-through-style="none" style:text-line-through-type="none" style:font-name="Arial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02088a2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text-properties fo:font-size="11pt" officeooo:paragraph-rsid="0035e2cc" style:font-size-asian="11pt" style:font-size-complex="11pt"/>
    </style:style>
    <style:style style:name="P14" style:family="paragraph" style:parent-style-name="Standard">
      <style:text-properties fo:font-size="11pt" officeooo:paragraph-rsid="003608e2" style:font-size-asian="11pt" style:font-size-complex="11pt"/>
    </style:style>
    <style:style style:name="P15" style:family="paragraph" style:parent-style-name="Standard">
      <style:text-properties fo:font-size="11pt" officeooo:paragraph-rsid="0037ba50" style:font-size-asian="11pt" style:font-size-complex="11pt"/>
    </style:style>
    <style:style style:name="P16" style:family="paragraph" style:parent-style-name="Standard">
      <style:text-properties fo:font-size="11pt" officeooo:paragraph-rsid="003608e2" style:font-size-asian="11pt"/>
    </style:style>
    <style:style style:name="P17" style:family="paragraph" style:parent-style-name="Standard">
      <style:text-properties fo:font-size="11pt" officeooo:paragraph-rsid="00362f97" style:font-size-asian="11pt"/>
    </style:style>
    <style:style style:name="P18" style:family="paragraph" style:parent-style-name="Standard">
      <style:text-properties fo:font-variant="normal" fo:text-transform="none" fo:color="#000000" style:text-outline="false" style:text-line-through-style="none" style:text-line-through-type="none" style:font-name="Arial1" fo:font-size="11pt" fo:letter-spacing="normal" fo:font-style="normal" fo:text-shadow="none" style:text-underline-style="none" fo:font-weight="normal" officeooo:rsid="00161fe7" officeooo:paragraph-rsid="003608e2" style:text-blinking="false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margin-left="0cm" fo:margin-right="0cm" fo:line-height="0.423cm" fo:text-indent="0cm" style:auto-text-indent="false"/>
      <style:text-properties fo:font-size="8pt" fo:font-weight="bold" officeooo:rsid="002a47c8" officeooo:paragraph-rsid="002a47c8" style:font-size-asian="7pt" style:font-weight-asian="bold" style:font-size-complex="8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text-outline="false" style:text-line-through-style="none" style:text-line-through-type="none" style:font-name="Calibri" fo:font-size="10pt" fo:font-style="normal" fo:text-shadow="none" style:text-underline-style="none" fo:font-weight="normal" officeooo:paragraph-rsid="00340a6a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1" fo:font-size="11pt" fo:font-style="normal" fo:text-shadow="none" style:text-underline-style="none" fo:font-weight="bold" officeooo:rsid="001f575a" officeooo:paragraph-rsid="0027b637" style:font-name-asian="Arial1" style:font-size-asian="11pt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P22" style:family="paragraph" style:parent-style-name="Text_20_body">
      <style:text-properties style:font-name="Arial" fo:font-size="10pt" officeooo:paragraph-rsid="0033801c" style:font-size-asian="10pt" style:font-size-complex="10pt"/>
    </style:style>
    <style:style style:name="P23" style:family="paragraph">
      <style:paragraph-properties fo:text-align="center" style:writing-mode="lr-tb"/>
      <style:text-properties fo:font-size="12pt"/>
    </style:style>
    <style:style style:name="T1" style:family="text">
      <style:text-properties style:text-outline="false" style:text-line-through-style="none" style:text-line-through-type="none" style:font-name="Arial1" fo:font-style="normal" fo:text-shadow="none" style:text-underline-style="none" fo:font-weight="normal" style:font-name-asian="Arial1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1" fo:font-style="normal" fo:text-shadow="none" style:text-underline-style="none" fo:font-weight="normal" style:font-name-asian="Arial1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tyle="normal" fo:text-shadow="none" style:text-underline-style="none" fo:font-weight="bold" style:font-name-asian="Arial1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1" fo:font-style="normal" fo:text-shadow="none" style:text-underline-style="none" fo:font-weight="bold" officeooo:rsid="00161fe7" style:font-name-asian="Arial1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 officeooo:rsid="0017bb60" style:font-weight-asian="bold" style:font-weight-complex="bold"/>
    </style:style>
    <style:style style:name="T6" style:family="text">
      <style:text-properties fo:color="#000000" style:text-outline="false" style:text-line-through-style="none" style:text-line-through-type="none" style:font-name="Arial1" fo:font-style="normal" fo:text-shadow="none" style:text-underline-style="none" fo:font-weight="bol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161fe7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bold" style:font-name-asian="Arial1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bold" style:font-name-asian="Arial1" style:font-style-asian="normal" style:font-weight-asian="bold" style:font-name-complex="Arial1" style:font-size-complex="11pt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000000" style:font-name="Arial" fo:font-weight="bold" style:font-weight-asian="bold" style:font-weight-complex="bold"/>
    </style:style>
    <style:style style:name="T12" style:family="text">
      <style:text-properties fo:color="#000000" style:font-name="Arial" fo:font-weight="bold" officeooo:rsid="000f955f" style:font-weight-asian="bold" style:font-weight-complex="bold"/>
    </style:style>
    <style:style style:name="T13" style:family="text">
      <style:text-properties fo:color="#000000" style:font-name="Arial" officeooo:rsid="00264c14"/>
    </style:style>
    <style:style style:name="T14" style:family="text">
      <style:text-properties fo:color="#000000" style:font-name="Arial" officeooo:rsid="003cc81f"/>
    </style:style>
    <style:style style:name="T15" style:family="text">
      <style:text-properties fo:color="#000000" style:font-name="Arial" officeooo:rsid="00215511"/>
    </style:style>
    <style:style style:name="T16" style:family="text">
      <style:text-properties fo:color="#000000" style:font-name="Arial" officeooo:rsid="0023c89d"/>
    </style:style>
    <style:style style:name="T17" style:family="text">
      <style:text-properties fo:color="#000000" style:font-name="Arial" officeooo:rsid="002ac3a3"/>
    </style:style>
    <style:style style:name="T18" style:family="text">
      <style:text-properties officeooo:rsid="00184e1e"/>
    </style:style>
    <style:style style:name="T19" style:family="text">
      <style:text-properties officeooo:rsid="000d3684"/>
    </style:style>
    <style:style style:name="T20" style:family="text">
      <style:text-properties officeooo:rsid="0024a986"/>
    </style:style>
    <style:style style:name="T21" style:family="text">
      <style:text-properties style:font-name="Arial" officeooo:rsid="0006f4db"/>
    </style:style>
    <style:style style:name="T22" style:family="text">
      <style:text-properties style:font-name="Arial" officeooo:rsid="0034391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1cm" fo:padding-bottom="0.131cm" fo:padding-left="0.25cm" fo:padding-right="0.25cm" fo:wrap-option="wrap" draw:color-mode="standard" draw:luminance="0%" draw:contrast="96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ext-input text:description="#foreach($i in $listaFacturasImpuestos)">#foreach($i in $listaFacturasImpuestos)</text:text-input></text:p>
      <text:p text:style-name="P19"><draw:frame text:anchor-type="char" draw:z-index="0" draw:name="Picture 41" draw:style-name="gr1" draw:text-style-name="P23" svg:width="5.407cm" svg:height="3.527cm" svg:x="0.067cm" svg:y="0.072cm"><draw:image xlink:href="Pictures/20000009000047A100004948CF307591.wmf" xlink:type="simple" xlink:show="embed" xlink:actuate="onLoad"><text:p/></draw:image></draw:frame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>CERTIFICADO DE RETENCIÓN DE SUSS RG (AFIP) Nº 1784/2004</text:p>
            <text:p text:style-name="P21">(Régimen General de Contribuciones)</text:p>
          </table:table-cell>
        </table:table-row>
        <table:table-row table:style-name="Tabla1.2">
          <table:table-cell table:style-name="Tabla1.A2" office:value-type="string">
            <text:p text:style-name="P13"><text:span text:style-name="T2">Fecha de Retención: </text:span><text:span text:style-name="T2"><text:text-input text:description="$date.formatDate($i.factura.ordenPago.fecha,&quot;dd/MM/yyyy&quot;)">$date.formatDate($i.factura.ordenPago.fecha,"dd/MM/yyyy")</text:text-input></text:span></text:p>
            <text:p text:style-name="P13"><text:span text:style-name="T2">Comprobante de Retención Nº: </text:span><text:span text:style-name="T9"><text:text-input text:description="$i.nombre">$i.nombre</text:text-input></text:span></text:p>
          </table:table-cell>
        </table:table-row>
        <table:table-row table:style-name="Tabla1.3">
          <table:table-cell table:style-name="Tabla1.A2" office:value-type="string">
            <text:p text:style-name="P9">DATOS AGENTE DE RETENCIÓN</text:p>
            <text:p text:style-name="P16"><text:span text:style-name="T1">Denominación: </text:span><text:span text:style-name="T7">PARQUE DE LA SALUD DE LA PROVINCIA DE MISIONES DR. RAMON MADARIAGA LEY XVII Nº 70</text:span></text:p>
            <text:p text:style-name="P14"><text:span text:style-name="T2">Domicilio Fiscal: <text:s/></text:span><text:span text:style-name="T6">Av. Marconi 3736</text:span></text:p>
            <text:p text:style-name="P14"><text:span text:style-name="T2">CUIT: <text:tab/></text:span><text:span text:style-name="T6">30-71222430-0</text:span></text:p>
            <text:p text:style-name="P18">N° CTA CTE: <text:s text:c="13"/>300109408769227</text:p>
          </table:table-cell>
        </table:table-row>
        <table:table-row table:style-name="Tabla1.4">
          <table:table-cell table:style-name="Tabla1.A2" office:value-type="string">
            <text:p text:style-name="P5">Comprobante de la operación</text:p>
            <text:p text:style-name="P17"><text:span text:style-name="T4">Orden de pago </text:span><text:span text:style-name="T8">N°</text:span><text:span text:style-name="T3">: </text:span><text:span text:style-name="T10"><text:text-input text:description="$i.factura.ordenPago.numero">$i.factura.ordenPago.numero</text:text-input></text:span></text:p>
          </table:table-cell>
        </table:table-row>
        <table:table-row table:style-name="Tabla1.5">
          <table:table-cell table:style-name="Tabla1.A5" office:value-type="string">
            <text:p text:style-name="P8">DATOS DEL SUJETO PASIBLE DE RETENCION</text:p>
            <text:p text:style-name="P5"/>
            <text:p text:style-name="P6">Denominación: <text:tab/><text:span text:style-name="T11"><text:text-input text:description="$i.factura.proveedor.nombre">$i.factura.proveedor.nombre</text:text-input></text:span></text:p>
            <text:p text:style-name="P2"/>
            <text:p text:style-name="P6">Domicilio Fiscal: <text:tab/><text:span text:style-name="T11"><text:text-input text:description="$i.factura.proveedor.getFirstDireccion()">$i.factura.proveedor.getFirstDireccion()</text:text-input></text:span></text:p>
            <text:p text:style-name="P2"/>
            <text:p text:style-name="P15"><text:span text:style-name="T2">CUIT: N°: <text:tab/><text:tab/></text:span><text:span text:style-name="T6"><text:text-input text:description="$i.factura.proveedor.cuit">$i.factura.proveedor.cuit</text:text-input></text:span></text:p>
            <text:p text:style-name="P5"/>
            <text:p text:style-name="P5">Concepto de la retención: <text:tab/><text:tab/><text:span text:style-name="T20">REGIMEN GENERAL</text:span></text:p>
            <text:p text:style-name="P5"/>
            <text:p text:style-name="P7"><text:span text:style-name="T19">Monto total factura:<text:tab/></text:span><text:span text:style-name="T16"><text:text-input text:description="$utils.moneda($i.factura.getBase())">$utils.moneda($i.factura.getBase())</text:text-input></text:span><text:span text:style-name="T16"> </text:span><text:span text:style-name="T17">(</text:span><text:span text:style-name="T17"><text:text-input text:description="$letra.convertNumberToLetterBigDecimal($i.factura.getBase())">$letra.convertNumberToLetterBigDecimal($i.factura.getBase())</text:text-input></text:span><text:span text:style-name="T17">)</text:span></text:p>
            <text:p text:style-name="P7"/>
            <text:p text:style-name="P7">Base Imponible: <text:span text:style-name="T13"><text:text-input text:description="#if($i.getBaseMoneda()  != &quot;&quot;)">#if($i.getBaseMoneda()  != "")</text:text-input></text:span><text:span text:style-name="T21"><text:text-input text:description="$i.getBaseMoneda()">$i.getBaseMoneda()</text:text-input></text:span><text:span text:style-name="T21"> </text:span><text:span text:style-name="T14">(</text:span><text:span text:style-name="T14"><text:text-input text:description="$letra.convertNumberToLetterBigDecimal($i.getBaseMoneda())">$letra.convertNumberToLetterBigDecimal($i.getBaseMoneda())</text:text-input></text:span><text:span text:style-name="T14">)</text:span><text:span text:style-name="T14"><text:text-input text:description="#end">#end</text:text-input></text:span><text:span text:style-name="T15"><text:text-input text:description="#if($i.getBaseMoneda()  == &quot;&quot;)">#if($i.getBaseMoneda()  == "")</text:text-input></text:span><text:span text:style-name="T15"><text:text-input text:description="$utils.moneda($i.getBaseRetencionReggral())">$utils.moneda($i.getBaseRetencionReggral())</text:text-input></text:span><text:span text:style-name="T22"> (</text:span><text:span text:style-name="T22"><text:text-input text:description="$letra.convertNumberToLetterBigDecimal($i.getBaseRetencionReggral())">$letra.convertNumberToLetterBigDecimal($i.getBaseRetencionReggral())</text:text-input></text:span><text:span text:style-name="T22">)</text:span><text:span text:style-name="T14"><text:text-input text:description="#end">#end</text:text-input></text:span></text:p>
            <text:p text:style-name="P4"/>
            <text:p text:style-name="P7"><text:span text:style-name="T5">Importe Retenido: </text:span><text:span text:style-name="T12"><text:text-input text:description="$i.getMontoMoneda()">$i.getMontoMoneda()</text:text-input></text:span><text:span text:style-name="T12"> (</text:span><text:span text:style-name="T12"><text:text-input text:description="$i.getMontoLetra()">$i.getMontoLetra()</text:text-input></text:span><text:span text:style-name="T12">)</text:span></text:p>
          </table:table-cell>
        </table:table-row>
        <table:table-row table:style-name="Tabla1.6">
          <table:table-cell table:style-name="Tabla1.A2" office:value-type="string">
            <text:p text:style-name="P11">Firma del Agente de Retención:</text:p>
            <text:p text:style-name="P1"/>
            <text:p text:style-name="P11">Aclaración:</text:p>
            <text:p text:style-name="P1"/>
            <text:p text:style-name="P11">Cargo: <text:span text:style-name="T18">Tesorera</text:span></text:p>
          </table:table-cell>
        </table:table-row>
        <table:table-row table:style-name="Tabla1.7">
          <table:table-cell table:style-name="Tabla1.A2" office:value-type="string">
            <text:p text:style-name="P10">Declaro que los datos consignados en este Formulario son correctos y completos y que <text:s/>he confeccionado la presente utilizando la aplicación entregada <text:s/>y aprobada por la AFIP sin omitir ni falsear dato alguno que deba contener, siendo fiel expresión de la verdad.</text:p>
          </table:table-cell>
        </table:table-row>
      </table:table>
      <text:p text:style-name="P20"><text:text-input text:description="">#end</text:text-input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63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Earnshaw</meta:initial-creator>
    <meta:creation-date>2012-05-18T17:58:01</meta:creation-date>
    <dc:date>2016-04-28T11:30:58.745366916</dc:date>
    <meta:editing-duration>PT7H11M14S</meta:editing-duration>
    <meta:editing-cycles>76</meta:editing-cycles>
    <meta:generator>LibreOffice/4.2.7.2$Linux_X86_64 LibreOffice_project/420m0$Build-2</meta:generator>
    <meta:document-statistic meta:table-count="1" meta:image-count="0" meta:object-count="0" meta:page-count="1" meta:paragraph-count="25" meta:word-count="208" meta:character-count="1565" meta:non-whitespace-character-count="1410"/>
  </office:meta>
</office:document-meta>
</file>